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Object 5/content.xml" manifest:media-type="text/xml"/>
  <manifest:file-entry manifest:full-path="Object 5/styles.xml" manifest:media-type="text/xml"/>
  <manifest:file-entry manifest:full-path="Object 5/meta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styles.xml" manifest:media-type="text/xml"/>
  <manifest:file-entry manifest:full-path="Object 6/meta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styles.xml" manifest:media-type="text/xml"/>
  <manifest:file-entry manifest:full-path="Object 7/meta.xml" manifest:media-type="text/xml"/>
  <manifest:file-entry manifest:full-path="Object 7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meta.xml" manifest:media-type="text/xml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54.25mm"/>
    </style:style>
    <style:style style:name="co2" style:family="table-column">
      <style:table-column-properties fo:break-before="auto" style:column-width="16.4mm"/>
    </style:style>
    <style:style style:name="co3" style:family="table-column">
      <style:table-column-properties fo:break-before="auto" style:column-width="6.88mm"/>
    </style:style>
    <style:style style:name="co4" style:family="table-column">
      <style:table-column-properties fo:break-before="auto" style:column-width="251.88mm"/>
    </style:style>
    <style:style style:name="ro1" style:family="table-row">
      <style:table-row-properties style:row-height="4.99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ro3" style:family="table-row">
      <style:table-row-properties style:row-height="5.27mm" fo:break-before="auto" style:use-optimal-row-height="true"/>
    </style:style>
    <style:style style:name="ta1" style:family="table" style:master-page-name="PageStyle_5f_MM_28_Hindu_20_Aspect_20_Coverage_29_">
      <style:table-properties table:display="true" style:writing-mode="lr-tb"/>
    </style:style>
    <style:style style:name="ta2" style:family="table" style:master-page-name="PageStyle_5f_Sheet8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3" style:family="table-cell" style:parent-style-name="Default">
      <style:table-cell-properties style:rotation-align="none"/>
    </style:style>
    <style:style style:name="ce4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case-sensitive="false" table:automatic-find-labels="false" table:use-regular-expressions="false"/>
      <table:table table:name="Hindu Aspect Coverage" table:style-name="ta1">
        <office:forms form:automatic-focus="false" form:apply-design-mode="false"/>
        <table:shapes>
          <draw:frame draw:z-index="0" draw:style-name="gr1" draw:text-style-name="P1" svg:width="408.61mm" svg:height="224.95mm" svg:x="154.94mm" svg:y="0.67mm">
            <loext:p draw:notify-on-update-of-ranges="'Hindu Aspect Coverage'.A1:'Hindu Aspect Coverage'.A17 'Hindu Aspect Coverage'.B1:'Hindu Aspect Coverage'.B17"/>
            <draw:object xlink:href="./Object 4" xlink:type="simple" xlink:show="embed" xlink:actuate="onLoad"/>
            <draw:image xlink:href="./ObjectReplacements/Object 4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Aadhaar enrollment centers</text:p>
          </table:table-cell>
          <table:table-cell office:value-type="float" office:value="0.134983573443505" calcext:value-type="float">
            <text:p>0.134983573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mplementation of Direct Benefit Transfer Scheme</text:p>
          </table:table-cell>
          <table:table-cell office:value-type="float" office:value="0.107888677383997" calcext:value-type="float">
            <text:p>0.1078886774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Court cases related to Aadhaar</text:p>
          </table:table-cell>
          <table:table-cell office:value-type="float" office:value="0.0888976596241611" calcext:value-type="float">
            <text:p>0.08889765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adhaar Enrollment of voters of electorates</text:p>
          </table:table-cell>
          <table:table-cell office:value-type="float" office:value="0.0840562037149" calcext:value-type="float">
            <text:p>0.084056203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836560995703661" calcext:value-type="float">
            <text:p>0.083656099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LPG Subsidy &amp; DBT (Direct Benefit Transfer)</text:p>
          </table:table-cell>
          <table:table-cell office:value-type="float" office:value="0.0808067316279992" calcext:value-type="float">
            <text:p>0.08080673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0745422481817247" calcext:value-type="float">
            <text:p>0.074542248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628020451239773" calcext:value-type="float">
            <text:p>0.062802045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Parliamentary debates on Aadhaar</text:p>
          </table:table-cell>
          <table:table-cell office:value-type="float" office:value="0.046953584154611" calcext:value-type="float">
            <text:p>0.0469535842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Opening of bank accounts and financial inclusion</text:p>
          </table:table-cell>
          <table:table-cell office:value-type="float" office:value="0.0462905587318099" calcext:value-type="float">
            <text:p>0.046290558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adhaar based verification for telecom users and data leakage</text:p>
          </table:table-cell>
          <table:table-cell office:value-type="float" office:value="0.0371349953190676" calcext:value-type="float">
            <text:p>0.0371349953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Installation of e-pos systems for Aadhaar enabled PDS</text:p>
          </table:table-cell>
          <table:table-cell office:value-type="float" office:value="0.0368779468528579" calcext:value-type="float">
            <text:p>0.0368779469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351478766546836" calcext:value-type="float">
            <text:p>0.0351478767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Requirement of Aadhaar for school admission</text:p>
          </table:table-cell>
          <table:table-cell office:value-type="float" office:value="0.0242721816487875" calcext:value-type="float">
            <text:p>0.0242721816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adhaar requirement for college students' registration</text:p>
          </table:table-cell>
          <table:table-cell office:value-type="float" office:value="0.0237080905214169" calcext:value-type="float">
            <text:p>0.0237080905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208644448061829" calcext:value-type="float">
            <text:p>0.020864444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adhaar's involvement in filing income tax returns</text:p>
          </table:table-cell>
          <table:table-cell office:value-type="float" office:value="0.0111170826399525" calcext:value-type="float">
            <text:p>0.0111170826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HT Aspect Coverage" table:style-name="ta1">
        <office:forms form:automatic-focus="false" form:apply-design-mode="false"/>
        <table:shapes>
          <draw:frame draw:z-index="0" draw:style-name="gr1" draw:text-style-name="P1" svg:width="408.61mm" svg:height="224.95mm" svg:x="156.64mm" svg:y="0.7mm">
            <loext:p draw:notify-on-update-of-ranges="'HT Aspect Coverage'.A1:'HT Aspect Coverage'.A17 'HT Aspect Coverage'.B1:'HT Aspect Coverage'.B17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3">
          <table:table-cell table:style-name="ce1" office:value-type="string" calcext:value-type="string">
            <text:p>Court cases related to Aadhaar</text:p>
          </table:table-cell>
          <table:table-cell office:value-type="float" office:value="0.217941390561834" calcext:value-type="float">
            <text:p>0.2179413906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rliamentary debates on Aadhaar</text:p>
          </table:table-cell>
          <table:table-cell office:value-type="float" office:value="0.126592510123018" calcext:value-type="float">
            <text:p>0.1265925101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based verification for telecom users and data leakage</text:p>
          </table:table-cell>
          <table:table-cell office:value-type="float" office:value="0.104460625121823" calcext:value-type="float">
            <text:p>0.1044606251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0838302614640356" calcext:value-type="float">
            <text:p>0.083830261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mplementation of Direct Benefit Transfer Scheme</text:p>
          </table:table-cell>
          <table:table-cell office:value-type="float" office:value="0.0814598729846192" calcext:value-type="float">
            <text:p>0.081459873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543218156129588" calcext:value-type="float">
            <text:p>0.0543218156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's involvement in filing income tax returns</text:p>
          </table:table-cell>
          <table:table-cell office:value-type="float" office:value="0.0489021329642025" calcext:value-type="float">
            <text:p>0.048902133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pening of bank accounts and financial inclusion</text:p>
          </table:table-cell>
          <table:table-cell office:value-type="float" office:value="0.0453501292288446" calcext:value-type="float">
            <text:p>0.0453501292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enrollment centers</text:p>
          </table:table-cell>
          <table:table-cell office:value-type="float" office:value="0.0446194659275239" calcext:value-type="float">
            <text:p>0.0446194659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428767761395209" calcext:value-type="float">
            <text:p>0.0428767761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quirement of Aadhaar for school admission</text:p>
          </table:table-cell>
          <table:table-cell office:value-type="float" office:value="0.0279391991225433" calcext:value-type="float">
            <text:p>0.0279391991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nstallation of e-pos systems for Aadhaar enabled PDS</text:p>
          </table:table-cell>
          <table:table-cell office:value-type="float" office:value="0.0266898584814757" calcext:value-type="float">
            <text:p>0.026689858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258176876681434" calcext:value-type="float">
            <text:p>0.0258176877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requirement for college students' registration</text:p>
          </table:table-cell>
          <table:table-cell office:value-type="float" office:value="0.0249146825331276" calcext:value-type="float">
            <text:p>0.024914682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PG Subsidy &amp; DBT (Direct Benefit Transfer)</text:p>
          </table:table-cell>
          <table:table-cell office:value-type="float" office:value="0.0196293494288493" calcext:value-type="float">
            <text:p>0.0196293494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Enrollment of voters of electorates</text:p>
          </table:table-cell>
          <table:table-cell office:value-type="float" office:value="0.0185936465880171" calcext:value-type="float">
            <text:p>0.0185936466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0606059604946266" calcext:value-type="float">
            <text:p>0.006060596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I Aspect Coverage" table:style-name="ta1">
        <office:forms form:automatic-focus="false" form:apply-design-mode="false"/>
        <table:shapes>
          <draw:frame draw:z-index="0" draw:style-name="gr1" draw:text-style-name="P1" svg:width="408.61mm" svg:height="224.95mm" svg:x="154.94mm" svg:y="0.67mm">
            <loext:p draw:notify-on-update-of-ranges="'TOI Aspect Coverage'.A1:'TOI Aspect Coverage'.A17 'TOI Aspect Coverage'.B1:'TOI Aspect Coverage'.B17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Aadhaar enrollment centers</text:p>
          </table:table-cell>
          <table:table-cell office:value-type="float" office:value="0.145674081368711" calcext:value-type="float">
            <text:p>0.1456740814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313488681325" calcext:value-type="float">
            <text:p>0.1313488681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mplementation of Direct Benefit Transfer Scheme</text:p>
          </table:table-cell>
          <table:table-cell office:value-type="float" office:value="0.0906327143908094" calcext:value-type="float">
            <text:p>0.0906327144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751124952406661" calcext:value-type="float">
            <text:p>0.0751124952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ourt cases related to Aadhaar</text:p>
          </table:table-cell>
          <table:table-cell office:value-type="float" office:value="0.0714830431632359" calcext:value-type="float">
            <text:p>0.0714830432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based verification for telecom users and data leakage</text:p>
          </table:table-cell>
          <table:table-cell office:value-type="float" office:value="0.0676954326224117" calcext:value-type="float">
            <text:p>0.0676954326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PG Subsidy &amp; DBT (Direct Benefit Transfer)</text:p>
          </table:table-cell>
          <table:table-cell office:value-type="float" office:value="0.0625018919306969" calcext:value-type="float">
            <text:p>0.0625018919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's involvement in filing income tax returns</text:p>
          </table:table-cell>
          <table:table-cell office:value-type="float" office:value="0.0562495643352248" calcext:value-type="float">
            <text:p>0.0562495643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rliamentary debates on Aadhaar</text:p>
          </table:table-cell>
          <table:table-cell office:value-type="float" office:value="0.0543330558964502" calcext:value-type="float">
            <text:p>0.0543330559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pening of bank accounts and financial inclusion</text:p>
          </table:table-cell>
          <table:table-cell office:value-type="float" office:value="0.0515581316361639" calcext:value-type="float">
            <text:p>0.0515581316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requirement for college students' registration</text:p>
          </table:table-cell>
          <table:table-cell office:value-type="float" office:value="0.041812432116138" calcext:value-type="float">
            <text:p>0.0418124321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40966652308822" calcext:value-type="float">
            <text:p>0.0409666523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quirement of Aadhaar for school admission</text:p>
          </table:table-cell>
          <table:table-cell office:value-type="float" office:value="0.0306534430083823" calcext:value-type="float">
            <text:p>0.030653443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Enrollment of voters of electorates</text:p>
          </table:table-cell>
          <table:table-cell office:value-type="float" office:value="0.0281595659209752" calcext:value-type="float">
            <text:p>0.0281595659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nstallation of e-pos systems for Aadhaar enabled PDS</text:p>
          </table:table-cell>
          <table:table-cell office:value-type="float" office:value="0.0215624556524502" calcext:value-type="float">
            <text:p>0.0215624557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190363636717091" calcext:value-type="float">
            <text:p>0.0190363637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112198086046536" calcext:value-type="float">
            <text:p>0.0112198086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elegraph Aspect Coverage" table:style-name="ta1">
        <office:forms form:automatic-focus="false" form:apply-design-mode="false"/>
        <table:shapes>
          <draw:frame draw:z-index="0" draw:style-name="gr1" draw:text-style-name="P1" svg:width="408.61mm" svg:height="224.95mm" svg:x="154.94mm" svg:y="0.67mm">
            <loext:p draw:notify-on-update-of-ranges="'Telegraph Aspect Coverage'.A1:'Telegraph Aspect Coverage'.A17 'Telegraph Aspect Coverage'.B1:'Telegraph Aspect Coverage'.B17"/>
            <draw:object xlink:href="./Object 3" xlink:type="simple" xlink:show="embed" xlink:actuate="onLoad"/>
            <draw:image xlink:href="./ObjectReplacements/Object 3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3">
          <table:table-cell table:style-name="ce1" office:value-type="string" calcext:value-type="string">
            <text:p>Court cases related to Aadhaar</text:p>
          </table:table-cell>
          <table:table-cell office:value-type="float" office:value="0.207452731784945" calcext:value-type="float">
            <text:p>0.2074527318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rliamentary debates on Aadhaar</text:p>
          </table:table-cell>
          <table:table-cell office:value-type="float" office:value="0.131988731085207" calcext:value-type="float">
            <text:p>0.1319887311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adhaar enrollment centers</text:p>
          </table:table-cell>
          <table:table-cell office:value-type="float" office:value="0.114830137297471" calcext:value-type="float">
            <text:p>0.1148301373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0883686835917969" calcext:value-type="float">
            <text:p>0.0883686836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mplementation of Direct Benefit Transfer Scheme</text:p>
          </table:table-cell>
          <table:table-cell office:value-type="float" office:value="0.0698634858179036" calcext:value-type="float">
            <text:p>0.0698634858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pening of bank accounts and financial inclusion</text:p>
          </table:table-cell>
          <table:table-cell office:value-type="float" office:value="0.0660501748692234" calcext:value-type="float">
            <text:p>0.0660501749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540279973524839" calcext:value-type="float">
            <text:p>0.0540279974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46110253119774" calcext:value-type="float">
            <text:p>0.0461102531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quirement of Aadhaar for school admission</text:p>
          </table:table-cell>
          <table:table-cell office:value-type="float" office:value="0.0365319366423804" calcext:value-type="float">
            <text:p>0.0365319366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's involvement in filing income tax returns</text:p>
          </table:table-cell>
          <table:table-cell office:value-type="float" office:value="0.0334157527209495" calcext:value-type="float">
            <text:p>0.0334157527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nstallation of e-pos systems for Aadhaar enabled PDS</text:p>
          </table:table-cell>
          <table:table-cell office:value-type="float" office:value="0.0308439545118087" calcext:value-type="float">
            <text:p>0.030843954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PG Subsidy &amp; DBT (Direct Benefit Transfer)</text:p>
          </table:table-cell>
          <table:table-cell office:value-type="float" office:value="0.030740168746516" calcext:value-type="float">
            <text:p>0.0307401687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based verification for telecom users and data leakage</text:p>
          </table:table-cell>
          <table:table-cell office:value-type="float" office:value="0.0235502303521797" calcext:value-type="float">
            <text:p>0.0235502304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222225558452274" calcext:value-type="float">
            <text:p>0.0222225558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requirement for college students' registration</text:p>
          </table:table-cell>
          <table:table-cell office:value-type="float" office:value="0.0201579371306304" calcext:value-type="float">
            <text:p>0.0201579371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Enrollment of voters of electorates</text:p>
          </table:table-cell>
          <table:table-cell office:value-type="float" office:value="0.0179941018353762" calcext:value-type="float">
            <text:p>0.0179941018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0585116729612624" calcext:value-type="float">
            <text:p>0.0058511673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NIE Aspect Coverage" table:style-name="ta1">
        <office:forms form:automatic-focus="false" form:apply-design-mode="false"/>
        <table:shapes>
          <draw:frame draw:z-index="0" draw:style-name="gr1" draw:text-style-name="P1" svg:width="408.61mm" svg:height="224.95mm" svg:x="154.94mm" svg:y="0.67mm">
            <loext:p draw:notify-on-update-of-ranges="'NIE Aspect Coverage'.A1:'NIE Aspect Coverage'.A17 'NIE Aspect Coverage'.B1:'NIE Aspect Coverage'.B17"/>
            <draw:object xlink:href="./Object 5" xlink:type="simple" xlink:show="embed" xlink:actuate="onLoad"/>
            <draw:image xlink:href="./ObjectReplacements/Object 5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3">
          <table:table-cell table:style-name="ce1" office:value-type="string" calcext:value-type="string">
            <text:p>Court cases related to Aadhaar</text:p>
          </table:table-cell>
          <table:table-cell office:value-type="float" office:value="0.199193743544341" calcext:value-type="float">
            <text:p>0.199193743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based verification for telecom users and data leakage</text:p>
          </table:table-cell>
          <table:table-cell office:value-type="float" office:value="0.167618120112144" calcext:value-type="float">
            <text:p>0.1676181201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0940575475874281" calcext:value-type="float">
            <text:p>0.0940575476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rliamentary debates on Aadhaar</text:p>
          </table:table-cell>
          <table:table-cell office:value-type="float" office:value="0.0662977718754611" calcext:value-type="float">
            <text:p>0.0662977719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pening of bank accounts and financial inclusion</text:p>
          </table:table-cell>
          <table:table-cell office:value-type="float" office:value="0.0649732920171167" calcext:value-type="float">
            <text:p>0.064973292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enrollment centers</text:p>
          </table:table-cell>
          <table:table-cell office:value-type="float" office:value="0.0623863066253504" calcext:value-type="float">
            <text:p>0.0623863066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's involvement in filing income tax returns</text:p>
          </table:table-cell>
          <table:table-cell office:value-type="float" office:value="0.0618663125276671" calcext:value-type="float">
            <text:p>0.061866312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600188874133097" calcext:value-type="float">
            <text:p>0.0600188874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488487531356057" calcext:value-type="float">
            <text:p>0.0488487531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mplementation of Direct Benefit Transfer Scheme</text:p>
          </table:table-cell>
          <table:table-cell office:value-type="float" office:value="0.0470385126162019" calcext:value-type="float">
            <text:p>0.0470385126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nstallation of e-pos systems for Aadhaar enabled PDS</text:p>
          </table:table-cell>
          <table:table-cell office:value-type="float" office:value="0.0297352810978309" calcext:value-type="float">
            <text:p>0.0297352811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2911199645861" calcext:value-type="float">
            <text:p>0.029111996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requirement for college students' registration</text:p>
          </table:table-cell>
          <table:table-cell office:value-type="float" office:value="0.0260073778958241" calcext:value-type="float">
            <text:p>0.0260073779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quirement of Aadhaar for school admission</text:p>
          </table:table-cell>
          <table:table-cell office:value-type="float" office:value="0.0229777187546112" calcext:value-type="float">
            <text:p>0.0229777188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119923269883429" calcext:value-type="float">
            <text:p>0.011992327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PG Subsidy &amp; DBT (Direct Benefit Transfer)</text:p>
          </table:table-cell>
          <table:table-cell office:value-type="float" office:value="0.00478854950568098" calcext:value-type="float">
            <text:p>0.004788549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Enrollment of voters of electorates</text:p>
          </table:table-cell>
          <table:table-cell office:value-type="float" office:value="0.00308750184447396" calcext:value-type="float">
            <text:p>0.0030875018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IE Aspect Coverage" table:style-name="ta1">
        <office:forms form:automatic-focus="false" form:apply-design-mode="false"/>
        <table:shapes>
          <draw:frame draw:z-index="0" draw:style-name="gr1" draw:text-style-name="P1" svg:width="408.61mm" svg:height="224.95mm" svg:x="154.94mm" svg:y="0.67mm">
            <loext:p draw:notify-on-update-of-ranges="'IE Aspect Coverage'.A1:'IE Aspect Coverage'.A17 'IE Aspect Coverage'.B1:'IE Aspect Coverage'.B17"/>
            <draw:object xlink:href="./Object 6" xlink:type="simple" xlink:show="embed" xlink:actuate="onLoad"/>
            <draw:image xlink:href="./ObjectReplacements/Object 6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3">
          <table:table-cell table:style-name="ce1" office:value-type="string" calcext:value-type="string">
            <text:p>Parliamentary debates on Aadhaar</text:p>
          </table:table-cell>
          <table:table-cell office:value-type="float" office:value="0.19295614660298" calcext:value-type="float">
            <text:p>0.1929561466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ourt cases related to Aadhaar</text:p>
          </table:table-cell>
          <table:table-cell office:value-type="float" office:value="0.164712676460339" calcext:value-type="float">
            <text:p>0.164712676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based verification for telecom users and data leakage</text:p>
          </table:table-cell>
          <table:table-cell office:value-type="float" office:value="0.140031814257957" calcext:value-type="float">
            <text:p>0.1400318143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26085673822603" calcext:value-type="float">
            <text:p>0.1260856738</text:p>
          </table:table-cell>
          <table:table-cell table:number-columns-repeated="1022"/>
        </table:table-row>
        <table:table-row table:style-name="ro1">
          <table:table-cell table:style-name="ce1" office:value-type="string" calcext:value-type="string">
            <text:p>Aadhaar enrollment centers</text:p>
          </table:table-cell>
          <table:table-cell office:value-type="float" office:value="0.0933127345919797" calcext:value-type="float">
            <text:p>0.0933127346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mplementation of Direct Benefit Transfer Scheme</text:p>
          </table:table-cell>
          <table:table-cell office:value-type="float" office:value="0.0559776067759898" calcext:value-type="float">
            <text:p>0.0559776068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pening of bank accounts and financial inclusion</text:p>
          </table:table-cell>
          <table:table-cell office:value-type="float" office:value="0.047706663162045" calcext:value-type="float">
            <text:p>0.0477066632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nstallation of e-pos systems for Aadhaar enabled PDS</text:p>
          </table:table-cell>
          <table:table-cell office:value-type="float" office:value="0.0369304966983301" calcext:value-type="float">
            <text:p>0.0369304967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281583994494399" calcext:value-type="float">
            <text:p>0.0281583994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's involvement in filing income tax returns</text:p>
          </table:table-cell>
          <table:table-cell office:value-type="float" office:value="0.0277166862347439" calcext:value-type="float">
            <text:p>0.0277166862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quirement of Aadhaar for school admission</text:p>
          </table:table-cell>
          <table:table-cell office:value-type="float" office:value="0.019356309327947" calcext:value-type="float">
            <text:p>0.0193563093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184439806758648" calcext:value-type="float">
            <text:p>0.0184439807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PG Subsidy &amp; DBT (Direct Benefit Transfer)</text:p>
          </table:table-cell>
          <table:table-cell office:value-type="float" office:value="0.0151654870378984" calcext:value-type="float">
            <text:p>0.015165487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Enrollment of voters of electorates</text:p>
          </table:table-cell>
          <table:table-cell office:value-type="float" office:value="0.0137012895299244" calcext:value-type="float">
            <text:p>0.013701289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requirement for college students' registration</text:p>
          </table:table-cell>
          <table:table-cell office:value-type="float" office:value="0.00778560440273557" calcext:value-type="float">
            <text:p>0.0077856044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0687163977578419" calcext:value-type="float">
            <text:p>0.0068716398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0508679119343821" calcext:value-type="float">
            <text:p>0.0050867912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H Aspect Coverage" table:style-name="ta1">
        <office:forms form:automatic-focus="false" form:apply-design-mode="false"/>
        <table:shapes>
          <draw:frame draw:z-index="0" draw:style-name="gr1" draw:text-style-name="P1" svg:width="408.61mm" svg:height="224.95mm" svg:x="156.98mm" svg:y="1.34mm">
            <loext:p draw:notify-on-update-of-ranges="'DH Aspect Coverage'.A1:'DH Aspect Coverage'.A17 'DH Aspect Coverage'.B1:'DH Aspect Coverage'.B17"/>
            <draw:object xlink:href="./Object 7" xlink:type="simple" xlink:show="embed" xlink:actuate="onLoad"/>
            <draw:image xlink:href="./ObjectReplacements/Object 7" xlink:type="simple" xlink:show="embed" xlink:actuate="onLoad"/>
          </draw:frame>
        </table:shapes>
        <table:table-column table:style-name="co1" table:default-cell-style-name="ce2"/>
        <table:table-column table:style-name="co2" table:number-columns-repeated="1023" table:default-cell-style-name="ce3"/>
        <table:table-row table:style-name="ro1">
          <table:table-cell table:style-name="ce1" office:value-type="string" calcext:value-type="string">
            <text:p>Aadhaar enrollment centers</text:p>
          </table:table-cell>
          <table:table-cell office:value-type="float" office:value="0.149538056712534" calcext:value-type="float">
            <text:p>0.1495380567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Court cases related to Aadhaar</text:p>
          </table:table-cell>
          <table:table-cell office:value-type="float" office:value="0.137473377383315" calcext:value-type="float">
            <text:p>0.1374733774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nternational Linkages/Positive Effect on Economy</text:p>
          </table:table-cell>
          <table:table-cell office:value-type="float" office:value="0.123141868562415" calcext:value-type="float">
            <text:p>0.1231418686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Parliamentary debates on Aadhaar</text:p>
          </table:table-cell>
          <table:table-cell office:value-type="float" office:value="0.092617993617841" calcext:value-type="float">
            <text:p>0.0926179936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mplementation of Direct Benefit Transfer Scheme</text:p>
          </table:table-cell>
          <table:table-cell office:value-type="float" office:value="0.0788294771427118" calcext:value-type="float">
            <text:p>0.0788294771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LPG Subsidy &amp; DBT (Direct Benefit Transfer)</text:p>
          </table:table-cell>
          <table:table-cell office:value-type="float" office:value="0.0782210640323905" calcext:value-type="float">
            <text:p>0.078221064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Opening of bank accounts and financial inclusion</text:p>
          </table:table-cell>
          <table:table-cell office:value-type="float" office:value="0.0606134287022701" calcext:value-type="float">
            <text:p>0.0606134287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based verification for telecom users and data leakage</text:p>
          </table:table-cell>
          <table:table-cell office:value-type="float" office:value="0.0464367490241403" calcext:value-type="float">
            <text:p>0.046436749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Digitization of Aadhaar for Cashless payments/Govt-Offices</text:p>
          </table:table-cell>
          <table:table-cell office:value-type="float" office:value="0.0421742227649723" calcext:value-type="float">
            <text:p>0.0421742228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's involvement in filing income tax returns</text:p>
          </table:table-cell>
          <table:table-cell office:value-type="float" office:value="0.0398114428186173" calcext:value-type="float">
            <text:p>0.0398114428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quirement of Aadhaar for passport &amp; other services</text:p>
          </table:table-cell>
          <table:table-cell office:value-type="float" office:value="0.0370797624499349" calcext:value-type="float">
            <text:p>0.0370797624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Fake ration cards and its linkage with Aadhaar</text:p>
          </table:table-cell>
          <table:table-cell office:value-type="float" office:value="0.0327071112371067" calcext:value-type="float">
            <text:p>0.0327071112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Installation of e-pos systems for Aadhaar enabled PDS</text:p>
          </table:table-cell>
          <table:table-cell office:value-type="float" office:value="0.0228943600031983" calcext:value-type="float">
            <text:p>0.02289436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BSNL linking Aadhaar with mobile numbers</text:p>
          </table:table-cell>
          <table:table-cell office:value-type="float" office:value="0.02009253403697" calcext:value-type="float">
            <text:p>0.020092534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Enrollment of voters of electorates</text:p>
          </table:table-cell>
          <table:table-cell office:value-type="float" office:value="0.0174011964730939" calcext:value-type="float">
            <text:p>0.0174011965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Requirement of Aadhaar for school admission</text:p>
          </table:table-cell>
          <table:table-cell office:value-type="float" office:value="0.0119160288142123" calcext:value-type="float">
            <text:p>0.0119160288</text:p>
          </table:table-cell>
          <table:table-cell table:number-columns-repeated="1022"/>
        </table:table-row>
        <table:table-row table:style-name="ro3">
          <table:table-cell table:style-name="ce1" office:value-type="string" calcext:value-type="string">
            <text:p>Aadhaar requirement for college students' registration</text:p>
          </table:table-cell>
          <table:table-cell office:value-type="float" office:value="0.00905132622427692" calcext:value-type="float">
            <text:p>0.0090513262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Sheet8" table:style-name="ta2">
        <office:forms form:automatic-focus="false" form:apply-design-mode="false"/>
        <table:table-column table:style-name="co3" table:default-cell-style-name="ce3"/>
        <table:table-column table:style-name="co4" table:default-cell-style-name="ce3"/>
        <table:table-column table:style-name="co2" table:number-columns-repeated="1022" table:default-cell-style-name="ce3"/>
        <table:table-row table:style-name="ro3">
          <table:table-cell table:style-name="ce4" office:value-type="float" office:value="0" calcext:value-type="float">
            <text:p>0</text:p>
          </table:table-cell>
          <table:table-cell table:style-name="ce5" office:value-type="string" calcext:value-type="string">
            <text:p>Requirement of Aadhaar for passport &amp; other services</text:p>
          </table:table-cell>
          <table:table-cell table:number-columns-repeated="1022"/>
        </table:table-row>
        <table:table-row table:style-name="ro3">
          <table:table-cell table:style-name="ce4" office:value-type="float" office:value="1" calcext:value-type="float">
            <text:p>1</text:p>
          </table:table-cell>
          <table:table-cell table:style-name="ce5" office:value-type="string" calcext:value-type="string">
            <text:p>Fake ration cards and its linkage with Aadhaar</text:p>
          </table:table-cell>
          <table:table-cell table:number-columns-repeated="1022"/>
        </table:table-row>
        <table:table-row table:style-name="ro3">
          <table:table-cell table:style-name="ce4" office:value-type="float" office:value="3" calcext:value-type="float">
            <text:p>3</text:p>
          </table:table-cell>
          <table:table-cell table:style-name="ce5" office:value-type="string" calcext:value-type="string">
            <text:p>Installation of e-pos systems for Aadhaar enabled PDS</text:p>
          </table:table-cell>
          <table:table-cell table:number-columns-repeated="1022"/>
        </table:table-row>
        <table:table-row table:style-name="ro3">
          <table:table-cell table:style-name="ce4" office:value-type="float" office:value="4" calcext:value-type="float">
            <text:p>4</text:p>
          </table:table-cell>
          <table:table-cell table:style-name="ce5" office:value-type="string" calcext:value-type="string">
            <text:p>Digitization of Aadhaar for Cashless payments/Govt-Offices</text:p>
          </table:table-cell>
          <table:table-cell table:number-columns-repeated="1022"/>
        </table:table-row>
        <table:table-row table:style-name="ro3">
          <table:table-cell table:style-name="ce4" office:value-type="float" office:value="5" calcext:value-type="float">
            <text:p>5</text:p>
          </table:table-cell>
          <table:table-cell table:style-name="ce5" office:value-type="string" calcext:value-type="string">
            <text:p>Requirement of Aadhaar for school admission</text:p>
          </table:table-cell>
          <table:table-cell table:number-columns-repeated="1022"/>
        </table:table-row>
        <table:table-row table:style-name="ro3">
          <table:table-cell table:style-name="ce4" office:value-type="float" office:value="6" calcext:value-type="float">
            <text:p>6</text:p>
          </table:table-cell>
          <table:table-cell table:style-name="ce5" office:value-type="string" calcext:value-type="string">
            <text:p>BSNL linking Aadhaar with mobile numbers</text:p>
          </table:table-cell>
          <table:table-cell table:number-columns-repeated="1022"/>
        </table:table-row>
        <table:table-row table:style-name="ro3">
          <table:table-cell table:style-name="ce4" office:value-type="float" office:value="7" calcext:value-type="float">
            <text:p>7</text:p>
          </table:table-cell>
          <table:table-cell table:style-name="ce5" office:value-type="string" calcext:value-type="string">
            <text:p>Implementation of Direct Benefit Transfer Scheme</text:p>
          </table:table-cell>
          <table:table-cell table:number-columns-repeated="1022"/>
        </table:table-row>
        <table:table-row table:style-name="ro3">
          <table:table-cell table:style-name="ce4" office:value-type="float" office:value="8" calcext:value-type="float">
            <text:p>8</text:p>
          </table:table-cell>
          <table:table-cell table:style-name="ce5" office:value-type="string" calcext:value-type="string">
            <text:p>Aadhaar based verification for telecom users and data leakage</text:p>
          </table:table-cell>
          <table:table-cell table:number-columns-repeated="1022"/>
        </table:table-row>
        <table:table-row table:style-name="ro3">
          <table:table-cell table:style-name="ce4" office:value-type="float" office:value="9" calcext:value-type="float">
            <text:p>9</text:p>
          </table:table-cell>
          <table:table-cell table:style-name="ce5" office:value-type="string" calcext:value-type="string">
            <text:p>Opening of bank accounts and financial inclusion</text:p>
          </table:table-cell>
          <table:table-cell table:number-columns-repeated="1022"/>
        </table:table-row>
        <table:table-row table:style-name="ro3">
          <table:table-cell table:style-name="ce4" office:value-type="float" office:value="10" calcext:value-type="float">
            <text:p>10</text:p>
          </table:table-cell>
          <table:table-cell table:style-name="ce5" office:value-type="string" calcext:value-type="string">
            <text:p>LPG Subsidy &amp; DBT (Direct Benefit Transfer)</text:p>
          </table:table-cell>
          <table:table-cell table:number-columns-repeated="1022"/>
        </table:table-row>
        <table:table-row table:style-name="ro3">
          <table:table-cell table:style-name="ce4" office:value-type="float" office:value="11" calcext:value-type="float">
            <text:p>11</text:p>
          </table:table-cell>
          <table:table-cell table:style-name="ce5" office:value-type="string" calcext:value-type="string">
            <text:p>Aadhaar Enrollment of voters of electorates</text:p>
          </table:table-cell>
          <table:table-cell table:number-columns-repeated="1022"/>
        </table:table-row>
        <table:table-row table:style-name="ro3">
          <table:table-cell table:style-name="ce4" office:value-type="float" office:value="12" calcext:value-type="float">
            <text:p>12</text:p>
          </table:table-cell>
          <table:table-cell table:style-name="ce5" office:value-type="string" calcext:value-type="string">
            <text:p>Parliamentary debates on Aadhaar</text:p>
          </table:table-cell>
          <table:table-cell table:number-columns-repeated="1022"/>
        </table:table-row>
        <table:table-row table:style-name="ro3">
          <table:table-cell table:style-name="ce4" office:value-type="float" office:value="13" calcext:value-type="float">
            <text:p>13</text:p>
          </table:table-cell>
          <table:table-cell table:style-name="ce5" office:value-type="string" calcext:value-type="string">
            <text:p>Aadhaar's involvement in filing income tax returns</text:p>
          </table:table-cell>
          <table:table-cell table:number-columns-repeated="1022"/>
        </table:table-row>
        <table:table-row table:style-name="ro3">
          <table:table-cell table:style-name="ce4" office:value-type="float" office:value="14" calcext:value-type="float">
            <text:p>14</text:p>
          </table:table-cell>
          <table:table-cell table:style-name="ce1" office:value-type="string" calcext:value-type="string">
            <text:p>International Linkages/Positive Effect on Economy</text:p>
          </table:table-cell>
          <table:table-cell table:number-columns-repeated="1022"/>
        </table:table-row>
        <table:table-row table:style-name="ro3">
          <table:table-cell table:style-name="ce4" office:value-type="float" office:value="17" calcext:value-type="float">
            <text:p>17</text:p>
          </table:table-cell>
          <table:table-cell table:style-name="ce5" office:value-type="string" calcext:value-type="string">
            <text:p>Court cases related to Aadhaar</text:p>
          </table:table-cell>
          <table:table-cell table:number-columns-repeated="1022"/>
        </table:table-row>
        <table:table-row table:style-name="ro3">
          <table:table-cell table:style-name="ce4" office:value-type="float" office:value="18" calcext:value-type="float">
            <text:p>18</text:p>
          </table:table-cell>
          <table:table-cell table:style-name="ce5" office:value-type="string" calcext:value-type="string">
            <text:p>Aadhaar requirement for college students' registration</text:p>
          </table:table-cell>
          <table:table-cell table:number-columns-repeated="1022"/>
        </table:table-row>
        <table:table-row table:style-name="ro3">
          <table:table-cell table:style-name="ce4" office:value-type="float" office:value="19" calcext:value-type="float">
            <text:p>19</text:p>
          </table:table-cell>
          <table:table-cell table:style-name="ce5" office:value-type="string" calcext:value-type="string">
            <text:p>Aadhar enrollment centers</text:p>
          </table:table-cell>
          <table:table-cell table:number-columns-repeated="1022"/>
        </table:table-row>
        <table:table-row table:style-name="ro2" table:number-rows-repeated="104855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  <table:database-ranges>
        <table:database-range table:name="__Anonymous_Sheet_DB__0" table:target-range-address="'Hindu Aspect Coverage'.A1:'Hindu Aspect Coverage'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1" table:target-range-address="'HT Aspect Coverage'.A1:'HT Aspect Coverage'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2" table:target-range-address="'TOI Aspect Coverage'.A1:'TOI Aspect Coverage'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3" table:target-range-address="'Telegraph Aspect Coverage'.A1:'Telegraph Aspect Coverage'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4" table:target-range-address="'NIE Aspect Coverage'.A1:'NIE Aspect Coverage'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5" table:target-range-address="'IE Aspect Coverage'.A1:'IE Aspect Coverage'.B17" table:contains-header="false">
          <table:sort>
            <table:sort-by table:field-number="1" table:order="descending" table:data-type="automatic"/>
          </table:sort>
        </table:database-range>
        <table:database-range table:name="__Anonymous_Sheet_DB__6" table:target-range-address="'DH Aspect Coverage'.A1:'DH Aspect Coverage'.B17" table:contains-header="false">
          <table:sort>
            <table:sort-by table:field-number="1" table:order="descending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IN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12P0" style:volatile="true">
      <number:number number:decimal-places="0" loext:min-decimal-places="0" number:min-integer-digits="1" number:grouping="true"/>
    </number:number-style>
    <number:number-style style:name="N112">
      <number:text>-</number:text>
      <number:number number:decimal-places="0" loext:min-decimal-places="0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loext:min-decimal-places="0" number:min-integer-digits="1" number:grouping="true"/>
    </number:number-style>
    <number:number-style style:name="N113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2" loext:min-decimal-places="2" number:min-integer-digits="1" number:grouping="true"/>
    </number:number-style>
    <number:number-style style:name="N114">
      <number:text>-</number:text>
      <number:number number:decimal-places="2" loext:min-decimal-places="2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loext:min-decimal-places="2" number:min-integer-digits="1" number:grouping="true"/>
    </number:number-style>
    <number:number-style style:name="N115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5P0"/>
    </number:number-style>
    <number:number-style style:name="N118P0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1" style:volatile="true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8P2" style:volatile="true">
      <loext:fill-character> </loext:fill-character>
      <number:text>- </number:text>
    </number:number-style>
    <number:text-style style:name="N118"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number-style style:name="N121P0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1" style:volatile="true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1P2" style:volatile="true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1">
      <number:text-content/>
      <number:text> </number:text>
      <style:map style:condition="value()&gt;0" style:apply-style-name="N121P0"/>
      <style:map style:condition="value()&lt;0" style:apply-style-name="N121P1"/>
      <style:map style:condition="value()=0" style:apply-style-name="N121P2"/>
    </number:text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1" loext:forced-exponent-sign="true"/>
    </number:number-style>
    <style:style style:name="Default" style:family="table-cell">
      <style:table-cell-properties style:rotation-align="none" style:vertical-align="bottom"/>
      <style:text-properties style:font-name="Arial" fo:font-family="Arial" style:font-family-generic="swiss"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20mm" fo:margin-bottom="20mm" fo:margin-left="20mm" fo:margin-right="20mm" style:print-page-order="ttb" style:first-page-number="1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06-18">00/00/0000</text:date>, <text:time style:data-style-name="N2" text:time-value="13:50:57.598444042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MM_28_Deccan_20_Herald_29_" style:display-name="PageStyle_MM(Deccan Herald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Hindu_20_Aspect_20_Coverage_29_" style:display-name="PageStyle_MM(Hindu Aspect Coverage)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Sheet8" style:display-name="PageStyle_Sheet8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Hindustan_20_Times_29_" style:display-name="PageStyle_MM(Hindustan Time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TOI_29_" style:display-name="PageStyle_MM(TOI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New_20_India_20_Express_29_" style:display-name="PageStyle_MM(New India Expres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Telegraph_29_" style:display-name="PageStyle_MM(Telegraph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MM_28_Indian_20_Express_29_" style:display-name="PageStyle_MM(Indian Express)" style:page-layout-name="Mpm3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9T20:33:32</meta:creation-date>
    <dc:language>en-IN</dc:language>
    <dc:date>2019-06-18T14:05:10.138683082</dc:date>
    <meta:editing-cycles>15</meta:editing-cycles>
    <meta:editing-duration>PT1H40M26S</meta:editing-duration>
    <meta:generator>LibreOffice/5.1.6.2$Linux_X86_64 LibreOffice_project/10m0$Build-2</meta:generator>
    <meta:document-statistic meta:table-count="8" meta:cell-count="272" meta:object-count="7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9cm" svg:y="0.495cm" chart:style-name="ch2">
          <text:p>Hindustan Times_Aspect-Coverage
Mass Media</text:p>
        </chart:title>
        <chart:plot-area chart:style-name="ch3" table:cell-range-address="'HT Aspect Coverage'.A1:'HT Aspect Coverage'.B17" chart:data-source-has-labels="column" svg:x="2.215cm" svg:y="2.844cm" svg:width="37.83cm" svg:height="17.835cm">
          <chartooo:coordinate-region svg:x="8.99cm" svg:y="2.844cm" svg:width="31.055cm" svg:height="5.945cm"/>
          <chart:axis chart:dimension="x" chart:name="primary-x" chart:style-name="ch4" chartooo:axis-type="auto">
            <chartooo:date-scale/>
            <chart:title svg:x="19.19cm" svg:y="19.729cm" chart:style-name="ch5">
              <text:p>Aspects</text:p>
            </chart:title>
            <chart:categories table:cell-range-address="'HT Aspect Coverage'.A1:'HT Aspect Coverage'.A17"/>
          </chart:axis>
          <chart:axis chart:dimension="y" chart:name="primary-y" chart:style-name="ch6">
            <chart:title svg:x="6.164cm" svg:y="8.412cm" chart:style-name="ch7">
              <text:p>Relative Coverage</text:p>
            </chart:title>
            <chart:grid chart:style-name="ch8" chart:class="major"/>
          </chart:axis>
          <chart:series chart:style-name="ch9" chart:values-cell-range-address="'HT Aspect Coverage'.B1:'HT Aspect Coverage'.B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urt cases related to Aadhaar</text:p>
                <draw:g>
                  <svg:desc>'HT Aspect Coverage'.A1:'HT Aspect Coverage'.A17</svg:desc>
                </draw:g>
              </table:table-cell>
              <table:table-cell office:value-type="float" office:value="0.217941390561834">
                <text:p>0.217941390561834</text:p>
                <draw:g>
                  <svg:desc>'HT Aspect Coverage'.B1:'HT Aspect Coverage'.B17</svg:desc>
                </draw:g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126592510123018">
                <text:p>0.126592510123018</text:p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104460625121823">
                <text:p>0.104460625121823</text:p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0838302614640356">
                <text:p>0.0838302614640356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814598729846192">
                <text:p>0.0814598729846192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543218156129588">
                <text:p>0.0543218156129588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489021329642025">
                <text:p>0.0489021329642025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453501292288446">
                <text:p>0.0453501292288446</text:p>
              </table:table-cell>
            </table:table-row>
            <table:table-row>
              <table:table-cell office:value-type="string">
                <text:p>Aadhaar enrollment centers</text:p>
              </table:table-cell>
              <table:table-cell office:value-type="float" office:value="0.0446194659275239">
                <text:p>0.0446194659275239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428767761395209">
                <text:p>0.0428767761395209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279391991225433">
                <text:p>0.0279391991225433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266898584814757">
                <text:p>0.0266898584814757</text:p>
              </table:table-cell>
            </table:table-row>
            <table:table-row>
              <table:table-cell office:value-type="string">
                <text:p>BSNL linking Aadhaar with mobile numbers</text:p>
              </table:table-cell>
              <table:table-cell office:value-type="float" office:value="0.0258176876681434">
                <text:p>0.0258176876681434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.0249146825331276">
                <text:p>0.0249146825331276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196293494288493">
                <text:p>0.0196293494288493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185936465880171">
                <text:p>0.0185936465880171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.00606059604946266">
                <text:p>0.0060605960494626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Times Of India_Aspect-Coverage
Mass Media</text:p>
        </chart:title>
        <chart:plot-area chart:style-name="ch3" table:cell-range-address="'TOI Aspect Coverage'.A1:'TOI Aspect Coverage'.B17" chart:data-source-has-labels="column" svg:x="2.215cm" svg:y="2.844cm" svg:width="37.83cm" svg:height="17.835cm">
          <chartooo:coordinate-region svg:x="8.414cm" svg:y="2.844cm" svg:width="31.631cm" svg:height="5.945cm"/>
          <chart:axis chart:dimension="x" chart:name="primary-x" chart:style-name="ch4" chartooo:axis-type="auto">
            <chartooo:date-scale/>
            <chart:title svg:x="18.473cm" svg:y="20.394cm" chart:style-name="ch5">
              <text:p>Aspects</text:p>
            </chart:title>
            <chart:categories table:cell-range-address="'TOI Aspect Coverage'.A1:'TOI Aspect Coverage'.A17"/>
          </chart:axis>
          <chart:axis chart:dimension="y" chart:name="primary-y" chart:style-name="ch6">
            <chart:title svg:x="5.55cm" svg:y="8.377cm" chart:style-name="ch7">
              <text:p>Relative Coverage</text:p>
            </chart:title>
            <chart:grid chart:style-name="ch8" chart:class="major"/>
          </chart:axis>
          <chart:series chart:style-name="ch9" chart:values-cell-range-address="'TOI Aspect Coverage'.B1:'TOI Aspect Coverage'.B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adhaar enrollment centers</text:p>
                <draw:g>
                  <svg:desc>'TOI Aspect Coverage'.A1:'TOI Aspect Coverage'.A17</svg:desc>
                </draw:g>
              </table:table-cell>
              <table:table-cell office:value-type="float" office:value="0.145674081368711">
                <text:p>0.145674081368711</text:p>
                <draw:g>
                  <svg:desc>'TOI Aspect Coverage'.B1:'TOI Aspect Coverage'.B17</svg:desc>
                </draw:g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1313488681325">
                <text:p>0.1313488681325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906327143908094">
                <text:p>0.0906327143908094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751124952406661">
                <text:p>0.0751124952406661</text:p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0714830431632359">
                <text:p>0.0714830431632359</text:p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0676954326224117">
                <text:p>0.0676954326224117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625018919306969">
                <text:p>0.0625018919306969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562495643352248">
                <text:p>0.0562495643352248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543330558964502">
                <text:p>0.0543330558964502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515581316361639">
                <text:p>0.0515581316361639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.041812432116138">
                <text:p>0.041812432116138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40966652308822">
                <text:p>0.040966652308822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306534430083823">
                <text:p>0.0306534430083823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281595659209752">
                <text:p>0.0281595659209752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215624556524502">
                <text:p>0.0215624556524502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.0190363636717091">
                <text:p>0.0190363636717091</text:p>
              </table:table-cell>
            </table:table-row>
            <table:table-row>
              <table:table-cell office:value-type="string">
                <text:p>BSNL linking Aadhaar with mobile numbers</text:p>
              </table:table-cell>
              <table:table-cell office:value-type="float" office:value="0.0112198086046536">
                <text:p>0.011219808604653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Telegraph_Aspect-Coverage
Mass Media</text:p>
        </chart:title>
        <chart:plot-area chart:style-name="ch3" table:cell-range-address="'Telegraph Aspect Coverage'.A1:'Telegraph Aspect Coverage'.B17" chart:data-source-has-labels="column" svg:x="2.215cm" svg:y="2.844cm" svg:width="37.83cm" svg:height="17.835cm">
          <chartooo:coordinate-region svg:x="7.032cm" svg:y="2.844cm" svg:width="33.013cm" svg:height="5.945cm"/>
          <chart:axis chart:dimension="x" chart:name="primary-x" chart:style-name="ch4" chartooo:axis-type="auto">
            <chartooo:date-scale/>
            <chart:title svg:x="18.031cm" svg:y="20.536cm" chart:style-name="ch5">
              <text:p>Aspects</text:p>
            </chart:title>
            <chart:categories table:cell-range-address="'Telegraph Aspect Coverage'.A1:'Telegraph Aspect Coverage'.A17"/>
          </chart:axis>
          <chart:axis chart:dimension="y" chart:name="primary-y" chart:style-name="ch6">
            <chart:title svg:x="4.016cm" svg:y="8.552cm" chart:style-name="ch7">
              <text:p>Relative Coverage</text:p>
            </chart:title>
            <chart:grid chart:style-name="ch8" chart:class="major"/>
          </chart:axis>
          <chart:series chart:style-name="ch9" chart:values-cell-range-address="'Telegraph Aspect Coverage'.B1:'Telegraph Aspect Coverage'.B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urt cases related to Aadhaar</text:p>
                <draw:g>
                  <svg:desc>'Telegraph Aspect Coverage'.A1:'Telegraph Aspect Coverage'.A17</svg:desc>
                </draw:g>
              </table:table-cell>
              <table:table-cell office:value-type="float" office:value="0.207452731784945">
                <text:p>0.207452731784945</text:p>
                <draw:g>
                  <svg:desc>'Telegraph Aspect Coverage'.B1:'Telegraph Aspect Coverage'.B17</svg:desc>
                </draw:g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131988731085207">
                <text:p>0.131988731085207</text:p>
              </table:table-cell>
            </table:table-row>
            <table:table-row>
              <table:table-cell office:value-type="string">
                <text:p>Aadhaar enrollment centers</text:p>
              </table:table-cell>
              <table:table-cell office:value-type="float" office:value="0.114830137297471">
                <text:p>0.114830137297471</text:p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0883686835917969">
                <text:p>0.0883686835917969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698634858179036">
                <text:p>0.0698634858179036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660501748692234">
                <text:p>0.0660501748692234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540279973524839">
                <text:p>0.0540279973524839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46110253119774">
                <text:p>0.046110253119774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365319366423804">
                <text:p>0.0365319366423804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334157527209495">
                <text:p>0.0334157527209495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308439545118087">
                <text:p>0.0308439545118087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30740168746516">
                <text:p>0.030740168746516</text:p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0235502303521797">
                <text:p>0.0235502303521797</text:p>
              </table:table-cell>
            </table:table-row>
            <table:table-row>
              <table:table-cell office:value-type="string">
                <text:p>BSNL linking Aadhaar with mobile numbers</text:p>
              </table:table-cell>
              <table:table-cell office:value-type="float" office:value="0.0222225558452274">
                <text:p>0.0222225558452274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.0201579371306304">
                <text:p>0.0201579371306304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179941018353762">
                <text:p>0.0179941018353762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.00585116729612624">
                <text:p>0.0058511672961262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Hindu_Aspect-Coverage
Mass Media</text:p>
        </chart:title>
        <chart:plot-area chart:style-name="ch3" table:cell-range-address="'Hindu Aspect Coverage'.A1:'Hindu Aspect Coverage'.B17" chart:data-source-has-labels="column" svg:x="2.215cm" svg:y="2.844cm" svg:width="37.83cm" svg:height="17.835cm">
          <chartooo:coordinate-region svg:x="6.694cm" svg:y="2.844cm" svg:width="31.65cm" svg:height="5.945cm"/>
          <chart:axis chart:dimension="x" chart:name="primary-x" chart:style-name="ch4" chartooo:axis-type="auto">
            <chartooo:date-scale/>
            <chart:title svg:x="17.723cm" svg:y="20.238cm" chart:style-name="ch5">
              <text:p>Aspects</text:p>
            </chart:title>
            <chart:categories table:cell-range-address="'Hindu Aspect Coverage'.A1:'Hindu Aspect Coverage'.A17"/>
          </chart:axis>
          <chart:axis chart:dimension="y" chart:name="primary-y" chart:style-name="ch6">
            <chart:title svg:x="3.981cm" svg:y="8.235cm" chart:style-name="ch7">
              <text:p>Relative Coverage</text:p>
            </chart:title>
            <chart:grid chart:style-name="ch8" chart:class="major"/>
          </chart:axis>
          <chart:series chart:style-name="ch9" chart:values-cell-range-address="'Hindu Aspect Coverage'.B1:'Hindu Aspect Coverage'.B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adhaar enrollment centers</text:p>
                <draw:g>
                  <svg:desc>'Hindu Aspect Coverage'.A1:'Hindu Aspect Coverage'.A17</svg:desc>
                </draw:g>
              </table:table-cell>
              <table:table-cell office:value-type="float" office:value="0.134983573443505">
                <text:p>0.134983573443505</text:p>
                <draw:g>
                  <svg:desc>'Hindu Aspect Coverage'.B1:'Hindu Aspect Coverage'.B17</svg:desc>
                </draw:g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107888677383997">
                <text:p>0.107888677383997</text:p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0888976596241611">
                <text:p>0.0888976596241611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840562037149">
                <text:p>0.0840562037149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836560995703661">
                <text:p>0.0836560995703661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808067316279992">
                <text:p>0.0808067316279992</text:p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0745422481817247">
                <text:p>0.0745422481817247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.0628020451239773">
                <text:p>0.0628020451239773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46953584154611">
                <text:p>0.046953584154611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462905587318099">
                <text:p>0.0462905587318099</text:p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0371349953190676">
                <text:p>0.0371349953190676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368779468528579">
                <text:p>0.0368779468528579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351478766546836">
                <text:p>0.0351478766546836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242721816487875">
                <text:p>0.0242721816487875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.0237080905214169">
                <text:p>0.0237080905214169</text:p>
              </table:table-cell>
            </table:table-row>
            <table:table-row>
              <table:table-cell office:value-type="string">
                <text:p>BSNL linking Aadhaar with mobile numbers</text:p>
              </table:table-cell>
              <table:table-cell office:value-type="float" office:value="0.0208644448061829">
                <text:p>0.0208644448061829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111170826399525">
                <text:p>0.0111170826399525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New Indian Express_Aspect-Coverage
Mass Media</text:p>
        </chart:title>
        <chart:plot-area chart:style-name="ch3" table:cell-range-address="'NIE Aspect Coverage'.A1:'NIE Aspect Coverage'.B17" chart:data-source-has-labels="column" svg:x="2.215cm" svg:y="2.844cm" svg:width="37.83cm" svg:height="17.835cm">
          <chartooo:coordinate-region svg:x="10.923cm" svg:y="2.844cm" svg:width="29.122cm" svg:height="5.945cm"/>
          <chart:axis chart:dimension="x" chart:name="primary-x" chart:style-name="ch4" chartooo:axis-type="auto">
            <chartooo:date-scale/>
            <chart:title svg:x="20.077cm" svg:y="19.448cm" chart:style-name="ch5">
              <text:p>Aspects</text:p>
            </chart:title>
            <chart:categories table:cell-range-address="'NIE Aspect Coverage'.A1:'NIE Aspect Coverage'.A17"/>
          </chart:axis>
          <chart:axis chart:dimension="y" chart:name="primary-y" chart:style-name="ch6">
            <chart:title svg:x="7.835cm" svg:y="8.273cm" chart:style-name="ch7">
              <text:p>Relative Coverage</text:p>
            </chart:title>
            <chart:grid chart:style-name="ch8" chart:class="major"/>
          </chart:axis>
          <chart:series chart:style-name="ch9" chart:values-cell-range-address="'NIE Aspect Coverage'.B1:'NIE Aspect Coverage'.B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Court cases related to Aadhaar</text:p>
                <draw:g>
                  <svg:desc>'NIE Aspect Coverage'.A1:'NIE Aspect Coverage'.A17</svg:desc>
                </draw:g>
              </table:table-cell>
              <table:table-cell office:value-type="float" office:value="0.199193743544341">
                <text:p>0.199193743544341</text:p>
                <draw:g>
                  <svg:desc>'NIE Aspect Coverage'.B1:'NIE Aspect Coverage'.B17</svg:desc>
                </draw:g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167618120112144">
                <text:p>0.167618120112144</text:p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0940575475874281">
                <text:p>0.0940575475874281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662977718754611">
                <text:p>0.0662977718754611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649732920171167">
                <text:p>0.0649732920171167</text:p>
              </table:table-cell>
            </table:table-row>
            <table:table-row>
              <table:table-cell office:value-type="string">
                <text:p>Aadhaar enrollment centers</text:p>
              </table:table-cell>
              <table:table-cell office:value-type="float" office:value="0.0623863066253504">
                <text:p>0.0623863066253504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618663125276671">
                <text:p>0.0618663125276671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600188874133097">
                <text:p>0.0600188874133097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488487531356057">
                <text:p>0.0488487531356057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470385126162019">
                <text:p>0.0470385126162019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297352810978309">
                <text:p>0.0297352810978309</text:p>
              </table:table-cell>
            </table:table-row>
            <table:table-row>
              <table:table-cell office:value-type="string">
                <text:p>BSNL linking Aadhaar with mobile numbers</text:p>
              </table:table-cell>
              <table:table-cell office:value-type="float" office:value="0.02911199645861">
                <text:p>0.02911199645861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.0260073778958241">
                <text:p>0.0260073778958241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229777187546112">
                <text:p>0.0229777187546112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.0119923269883429">
                <text:p>0.0119923269883429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0478854950568098">
                <text:p>0.00478854950568098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0308750184447396">
                <text:p>0.00308750184447396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9cm" svg:y="0.495cm" chart:style-name="ch2">
          <text:p>Indian Express_Aspect-Coverage
Mass Media</text:p>
        </chart:title>
        <chart:plot-area chart:style-name="ch3" table:cell-range-address="'IE Aspect Coverage'.A1:'IE Aspect Coverage'.B17" chart:data-source-has-labels="column" svg:x="2.215cm" svg:y="2.844cm" svg:width="37.83cm" svg:height="17.835cm">
          <chartooo:coordinate-region svg:x="8.99cm" svg:y="2.844cm" svg:width="31.055cm" svg:height="5.945cm"/>
          <chart:axis chart:dimension="x" chart:name="primary-x" chart:style-name="ch4" chartooo:axis-type="auto">
            <chartooo:date-scale/>
            <chart:title svg:x="18.985cm" svg:y="20.149cm" chart:style-name="ch5">
              <text:p>Aspects</text:p>
            </chart:title>
            <chart:categories table:cell-range-address="'IE Aspect Coverage'.A1:'IE Aspect Coverage'.A17"/>
          </chart:axis>
          <chart:axis chart:dimension="y" chart:name="primary-y" chart:style-name="ch6">
            <chart:title svg:x="5.993cm" svg:y="8.273cm" chart:style-name="ch7">
              <text:p>Relative Coverage</text:p>
            </chart:title>
            <chart:grid chart:style-name="ch8" chart:class="major"/>
          </chart:axis>
          <chart:series chart:style-name="ch9" chart:values-cell-range-address="'IE Aspect Coverage'.B1:'IE Aspect Coverage'.B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Parliamentary debates on Aadhaar</text:p>
                <draw:g>
                  <svg:desc>'IE Aspect Coverage'.A1:'IE Aspect Coverage'.A17</svg:desc>
                </draw:g>
              </table:table-cell>
              <table:table-cell office:value-type="float" office:value="0.19295614660298">
                <text:p>0.19295614660298</text:p>
                <draw:g>
                  <svg:desc>'IE Aspect Coverage'.B1:'IE Aspect Coverage'.B17</svg:desc>
                </draw:g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164712676460339">
                <text:p>0.164712676460339</text:p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140031814257957">
                <text:p>0.140031814257957</text:p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126085673822603">
                <text:p>0.126085673822603</text:p>
              </table:table-cell>
            </table:table-row>
            <table:table-row>
              <table:table-cell office:value-type="string">
                <text:p>Aadhaar enrollment centers</text:p>
              </table:table-cell>
              <table:table-cell office:value-type="float" office:value="0.0933127345919797">
                <text:p>0.0933127345919797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559776067759898">
                <text:p>0.0559776067759898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47706663162045">
                <text:p>0.047706663162045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369304966983301">
                <text:p>0.0369304966983301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281583994494399">
                <text:p>0.0281583994494399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277166862347439">
                <text:p>0.0277166862347439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19356309327947">
                <text:p>0.019356309327947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184439806758648">
                <text:p>0.0184439806758648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151654870378984">
                <text:p>0.0151654870378984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137012895299244">
                <text:p>0.0137012895299244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.00778560440273557">
                <text:p>0.00778560440273557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.00687163977578419">
                <text:p>0.00687163977578419</text:p>
              </table:table-cell>
            </table:table-row>
            <table:table-row>
              <table:table-cell office:value-type="string">
                <text:p>BSNL linking Aadhaar with mobile numbers</text:p>
              </table:table-cell>
              <table:table-cell office:value-type="float" office:value="0.00508679119343821">
                <text:p>0.00508679119343821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8pt" fo:font-weight="bold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true" chart:link-data-style-to-source="true" chart:axis-position="0"/>
      <style:graphic-properties svg:stroke-color="#b3b3b3"/>
      <style:text-properties fo:font-size="16pt" style:font-size-asian="10pt" style:font-size-complex="10pt"/>
    </style:style>
    <style:style style:name="ch5" style:family="chart">
      <style:chart-properties style:rotation-angle="0"/>
      <style:text-properties fo:font-size="16pt" fo:font-weight="bold" style:font-size-asian="9pt" style:font-size-complex="9pt"/>
    </style:style>
    <style:style style:name="ch6" style:family="chart" style:data-style-name="N0">
      <style:chart-properties chart:display-label="true" chart:logarithmic="false" chart:origin="0" chart:reverse-direction="false" text:line-break="false" loext:try-staggering-first="true" chart:link-data-style-to-source="true" chart:axis-position="1"/>
      <style:graphic-properties svg:stroke-color="#b3b3b3"/>
      <style:text-properties fo:font-size="16pt" style:font-size-asian="10pt" style:font-size-complex="10pt"/>
    </style:style>
    <style:style style:name="ch7" style:family="chart">
      <style:chart-properties style:rotation-angle="90"/>
      <style:text-properties fo:font-size="16pt" fo:font-weight="bold" style:font-size-asian="9pt" style:font-size-complex="9pt"/>
    </style:style>
    <style:style style:name="ch8" style:family="chart">
      <style:graphic-properties svg:stroke-color="#b3b3b3"/>
    </style:style>
    <style:style style:name="ch9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40.862cm" svg:height="22.496cm" xlink:href=".." xlink:type="simple" chart:class="chart:bar" chart:style-name="ch1">
        <chart:title svg:x="19.518cm" svg:y="0.495cm" chart:style-name="ch2">
          <text:p>Deccan Herald_Aspect-Coverage
Mass Media</text:p>
        </chart:title>
        <chart:plot-area chart:style-name="ch3" table:cell-range-address="'DH Aspect Coverage'.A1:'DH Aspect Coverage'.B17" chart:data-source-has-labels="column" svg:x="2.215cm" svg:y="2.844cm" svg:width="37.83cm" svg:height="17.835cm">
          <chartooo:coordinate-region svg:x="5.761cm" svg:y="2.844cm" svg:width="33.663cm" svg:height="5.945cm"/>
          <chart:axis chart:dimension="x" chart:name="primary-x" chart:style-name="ch4" chartooo:axis-type="auto">
            <chartooo:date-scale/>
            <chart:title svg:x="18.814cm" svg:y="19.589cm" chart:style-name="ch5">
              <text:p>Aspects</text:p>
            </chart:title>
            <chart:categories table:cell-range-address="'DH Aspect Coverage'.A1:'DH Aspect Coverage'.A17"/>
          </chart:axis>
          <chart:axis chart:dimension="y" chart:name="primary-y" chart:style-name="ch6">
            <chart:title svg:x="3.197cm" svg:y="8.132cm" chart:style-name="ch7">
              <text:p>Relative Coverage</text:p>
            </chart:title>
            <chart:grid chart:style-name="ch8" chart:class="major"/>
          </chart:axis>
          <chart:series chart:style-name="ch9" chart:values-cell-range-address="'DH Aspect Coverage'.B1:'DH Aspect Coverage'.B17" chart:class="chart:bar">
            <chart:data-point chart:repeated="1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Aadhaar enrollment centers</text:p>
                <draw:g>
                  <svg:desc>'DH Aspect Coverage'.A1:'DH Aspect Coverage'.A17</svg:desc>
                </draw:g>
              </table:table-cell>
              <table:table-cell office:value-type="float" office:value="0.149538056712534">
                <text:p>0.149538056712534</text:p>
                <draw:g>
                  <svg:desc>'DH Aspect Coverage'.B1:'DH Aspect Coverage'.B17</svg:desc>
                </draw:g>
              </table:table-cell>
            </table:table-row>
            <table:table-row>
              <table:table-cell office:value-type="string">
                <text:p>Court cases related to Aadhaar</text:p>
              </table:table-cell>
              <table:table-cell office:value-type="float" office:value="0.137473377383315">
                <text:p>0.137473377383315</text:p>
              </table:table-cell>
            </table:table-row>
            <table:table-row>
              <table:table-cell office:value-type="string">
                <text:p>International Linkages/Positive Effect on Economy</text:p>
              </table:table-cell>
              <table:table-cell office:value-type="float" office:value="0.123141868562415">
                <text:p>0.123141868562415</text:p>
              </table:table-cell>
            </table:table-row>
            <table:table-row>
              <table:table-cell office:value-type="string">
                <text:p>Parliamentary debates on Aadhaar</text:p>
              </table:table-cell>
              <table:table-cell office:value-type="float" office:value="0.092617993617841">
                <text:p>0.092617993617841</text:p>
              </table:table-cell>
            </table:table-row>
            <table:table-row>
              <table:table-cell office:value-type="string">
                <text:p>Implementation of Direct Benefit Transfer Scheme</text:p>
              </table:table-cell>
              <table:table-cell office:value-type="float" office:value="0.0788294771427118">
                <text:p>0.0788294771427118</text:p>
              </table:table-cell>
            </table:table-row>
            <table:table-row>
              <table:table-cell office:value-type="string">
                <text:p>LPG Subsidy &amp; DBT (Direct Benefit Transfer)</text:p>
              </table:table-cell>
              <table:table-cell office:value-type="float" office:value="0.0782210640323905">
                <text:p>0.0782210640323905</text:p>
              </table:table-cell>
            </table:table-row>
            <table:table-row>
              <table:table-cell office:value-type="string">
                <text:p>Opening of bank accounts and financial inclusion</text:p>
              </table:table-cell>
              <table:table-cell office:value-type="float" office:value="0.0606134287022701">
                <text:p>0.0606134287022701</text:p>
              </table:table-cell>
            </table:table-row>
            <table:table-row>
              <table:table-cell office:value-type="string">
                <text:p>Aadhaar based verification for telecom users and data leakage</text:p>
              </table:table-cell>
              <table:table-cell office:value-type="float" office:value="0.0464367490241403">
                <text:p>0.0464367490241403</text:p>
              </table:table-cell>
            </table:table-row>
            <table:table-row>
              <table:table-cell office:value-type="string">
                <text:p>Digitization of Aadhaar for Cashless payments/Govt-Offices</text:p>
              </table:table-cell>
              <table:table-cell office:value-type="float" office:value="0.0421742227649723">
                <text:p>0.0421742227649723</text:p>
              </table:table-cell>
            </table:table-row>
            <table:table-row>
              <table:table-cell office:value-type="string">
                <text:p>Aadhaar's involvement in filing income tax returns</text:p>
              </table:table-cell>
              <table:table-cell office:value-type="float" office:value="0.0398114428186173">
                <text:p>0.0398114428186173</text:p>
              </table:table-cell>
            </table:table-row>
            <table:table-row>
              <table:table-cell office:value-type="string">
                <text:p>Requirement of Aadhaar for passport &amp; other services</text:p>
              </table:table-cell>
              <table:table-cell office:value-type="float" office:value="0.0370797624499349">
                <text:p>0.0370797624499349</text:p>
              </table:table-cell>
            </table:table-row>
            <table:table-row>
              <table:table-cell office:value-type="string">
                <text:p>Fake ration cards and its linkage with Aadhaar</text:p>
              </table:table-cell>
              <table:table-cell office:value-type="float" office:value="0.0327071112371067">
                <text:p>0.0327071112371067</text:p>
              </table:table-cell>
            </table:table-row>
            <table:table-row>
              <table:table-cell office:value-type="string">
                <text:p>Installation of e-pos systems for Aadhaar enabled PDS</text:p>
              </table:table-cell>
              <table:table-cell office:value-type="float" office:value="0.0228943600031983">
                <text:p>0.0228943600031983</text:p>
              </table:table-cell>
            </table:table-row>
            <table:table-row>
              <table:table-cell office:value-type="string">
                <text:p>BSNL linking Aadhaar with mobile numbers</text:p>
              </table:table-cell>
              <table:table-cell office:value-type="float" office:value="0.02009253403697">
                <text:p>0.02009253403697</text:p>
              </table:table-cell>
            </table:table-row>
            <table:table-row>
              <table:table-cell office:value-type="string">
                <text:p>Aadhaar Enrollment of voters of electorates</text:p>
              </table:table-cell>
              <table:table-cell office:value-type="float" office:value="0.0174011964730939">
                <text:p>0.0174011964730939</text:p>
              </table:table-cell>
            </table:table-row>
            <table:table-row>
              <table:table-cell office:value-type="string">
                <text:p>Requirement of Aadhaar for school admission</text:p>
              </table:table-cell>
              <table:table-cell office:value-type="float" office:value="0.0119160288142123">
                <text:p>0.0119160288142123</text:p>
              </table:table-cell>
            </table:table-row>
            <table:table-row>
              <table:table-cell office:value-type="string">
                <text:p>Aadhaar requirement for college students' registration</text:p>
              </table:table-cell>
              <table:table-cell office:value-type="float" office:value="0.00905132622427692">
                <text:p>0.00905132622427692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